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2976" calcext:value-type="float">
            <text:p>81.7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1872" calcext:value-type="float">
            <text:p>81.2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0536" calcext:value-type="float">
            <text:p>81.2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5776" calcext:value-type="float">
            <text:p>81.2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3856" calcext:value-type="float">
            <text:p>81.1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9304" calcext:value-type="float">
            <text:p>81.2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8552" calcext:value-type="float">
            <text:p>81.3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1976" calcext:value-type="float">
            <text:p>81.3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8616" calcext:value-type="float">
            <text:p>81.1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6528" calcext:value-type="float">
            <text:p>81.1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1056" calcext:value-type="float">
            <text:p>81.6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4-0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0512" calcext:value-type="float">
            <text:p>81.8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4728" calcext:value-type="float">
            <text:p>82.0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3248" calcext:value-type="float">
            <text:p>81.6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4168" calcext:value-type="float">
            <text:p>81.3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672" calcext:value-type="float">
            <text:p>81.1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5984" calcext:value-type="float">
            <text:p>81.4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4" calcext:value-type="float">
            <text:p>81.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4856" calcext:value-type="float">
            <text:p>81.5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2016" calcext:value-type="float">
            <text:p>81.6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0616" calcext:value-type="float">
            <text:p>81.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0824" calcext:value-type="float">
            <text:p>82.0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124" calcext:value-type="float">
            <text:p>82.3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9216" calcext:value-type="float">
            <text:p>82.1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1928" calcext:value-type="float">
            <text:p>82.4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1448" calcext:value-type="float">
            <text:p>82.4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2848" calcext:value-type="float">
            <text:p>82.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5416" calcext:value-type="float">
            <text:p>82.1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7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88" calcext:value-type="float">
            <text:p>82.0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4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4-01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7544" calcext:value-type="float">
            <text:p>82.4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10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4056" calcext:value-type="float">
            <text:p>82.7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508" calcext:value-type="float">
            <text:p>82.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5576" calcext:value-type="float">
            <text:p>83.4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2528" calcext:value-type="float">
            <text:p>83.4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6704" calcext:value-type="float">
            <text:p>83.3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2-01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10-0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6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84148571429" calcext:value-type="float">
            <text:p>86.2684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1563870968" calcext:value-type="float">
            <text:p>86.718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08928" calcext:value-type="float">
            <text:p>87.00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52289032258" calcext:value-type="float">
            <text:p>87.335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40288" calcext:value-type="float">
            <text:p>87.45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9099354839" calcext:value-type="float">
            <text:p>87.5239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14348387097" calcext:value-type="float">
            <text:p>87.311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60408" calcext:value-type="float">
            <text:p>87.29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4968516129" calcext:value-type="float">
            <text:p>87.414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55552" calcext:value-type="float">
            <text:p>87.52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2286451613" calcext:value-type="float">
            <text:p>87.8862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8067862069" calcext:value-type="float">
            <text:p>88.27806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0867096774" calcext:value-type="float">
            <text:p>88.803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69610322581" calcext:value-type="float">
            <text:p>89.296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6776" calcext:value-type="float">
            <text:p>89.95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02700645161" calcext:value-type="float">
            <text:p>90.7002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20968" calcext:value-type="float">
            <text:p>90.79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88570322581" calcext:value-type="float">
            <text:p>89.9888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01821935484" calcext:value-type="float">
            <text:p>89.5301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4436" calcext:value-type="float">
            <text:p>89.5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0877419355" calcext:value-type="float">
            <text:p>89.266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33124" calcext:value-type="float">
            <text:p>88.783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6859354839" calcext:value-type="float">
            <text:p>89.9226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22597142857" calcext:value-type="float">
            <text:p>90.2522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71618064516" calcext:value-type="float">
            <text:p>90.387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13894193548" calcext:value-type="float">
            <text:p>90.5613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6944" calcext:value-type="float">
            <text:p>90.69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56140645161" calcext:value-type="float">
            <text:p>90.7856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79536" calcext:value-type="float">
            <text:p>91.01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14348387097" calcext:value-type="float">
            <text:p>91.121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07322580645" calcext:value-type="float">
            <text:p>91.0307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0992" calcext:value-type="float">
            <text:p>90.73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27837419355" calcext:value-type="float">
            <text:p>90.262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62788" calcext:value-type="float">
            <text:p>90.21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18867096774" calcext:value-type="float">
            <text:p>90.6318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3502857143" calcext:value-type="float">
            <text:p>91.0313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4673548387" calcext:value-type="float">
            <text:p>91.418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59981935484" calcext:value-type="float">
            <text:p>91.105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67694193548" calcext:value-type="float">
            <text:p>91.6967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57296" calcext:value-type="float">
            <text:p>91.7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4776516129" calcext:value-type="float">
            <text:p>91.9747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32233548387" calcext:value-type="float">
            <text:p>92.1332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13952" calcext:value-type="float">
            <text:p>92.34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44691612903" calcext:value-type="float">
            <text:p>92.514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3678" calcext:value-type="float">
            <text:p>92.67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2828" calcext:value-type="float">
            <text:p>93.49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6145714286" calcext:value-type="float">
            <text:p>93.7446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45503225807" calcext:value-type="float">
            <text:p>94.2945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62007741935" calcext:value-type="float">
            <text:p>94.8162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94048" calcext:value-type="float">
            <text:p>95.66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62189677419" calcext:value-type="float">
            <text:p>96.1662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9544" calcext:value-type="float">
            <text:p>96.33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56601290323" calcext:value-type="float">
            <text:p>96.635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76381935484" calcext:value-type="float">
            <text:p>96.607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96512" calcext:value-type="float">
            <text:p>95.65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8164" calcext:value-type="float">
            <text:p>96.37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18260645161" calcext:value-type="float">
            <text:p>96.291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6504" calcext:value-type="float">
            <text:p>96.9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56104" calcext:value-type="float">
            <text:p>98.02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62188387097" calcext:value-type="float">
            <text:p>98.1562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18593548387" calcext:value-type="float">
            <text:p>97.221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72656" calcext:value-type="float">
            <text:p>95.92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8183225806" calcext:value-type="float">
            <text:p>96.0578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18644" calcext:value-type="float">
            <text:p>96.501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25572903226" calcext:value-type="float">
            <text:p>96.5625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65285714286" calcext:value-type="float">
            <text:p>96.866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71055483871" calcext:value-type="float">
            <text:p>96.967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9988" calcext:value-type="float">
            <text:p>97.43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50496551724" calcext:value-type="float">
            <text:p>97.8150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08042857143" calcext:value-type="float">
            <text:p>97.3308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92705806452" calcext:value-type="float">
            <text:p>97.5992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33042580645" calcext:value-type="float">
            <text:p>97.8933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13608" calcext:value-type="float">
            <text:p>98.11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08886451613" calcext:value-type="float">
            <text:p>98.5008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3104" calcext:value-type="float">
            <text:p>99.0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983225806" calcext:value-type="float">
            <text:p>98.5266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06460645161" calcext:value-type="float">
            <text:p>98.2806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8432" calcext:value-type="float">
            <text:p>97.7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87757419355" calcext:value-type="float">
            <text:p>97.818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4064" calcext:value-type="float">
            <text:p>97.91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71556129032" calcext:value-type="float">
            <text:p>98.2771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52988571429" calcext:value-type="float">
            <text:p>98.6752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27881290322" calcext:value-type="float">
            <text:p>98.802788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57721290323" calcext:value-type="float">
            <text:p>99.0557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6464" calcext:value-type="float">
            <text:p>99.45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28041290323" calcext:value-type="float">
            <text:p>99.6928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98016" calcext:value-type="float">
            <text:p>100.46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8383225807" calcext:value-type="float">
            <text:p>101.118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6528645161" calcext:value-type="float">
            <text:p>101.71652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1632" calcext:value-type="float">
            <text:p>100.9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2810322581" calcext:value-type="float">
            <text:p>99.8582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668" calcext:value-type="float">
            <text:p>99.873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0969548387" calcext:value-type="float">
            <text:p>100.4509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2894896552" calcext:value-type="float">
            <text:p>100.202894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6232774194" calcext:value-type="float">
            <text:p>100.40623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4965419355" calcext:value-type="float">
            <text:p>100.88496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4592" calcext:value-type="float">
            <text:p>101.4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7477032258" calcext:value-type="float">
            <text:p>101.80747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30472" calcext:value-type="float">
            <text:p>104.54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438709677" calcext:value-type="float">
            <text:p>101.525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9027741936" calcext:value-type="float">
            <text:p>101.3590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73704" calcext:value-type="float">
            <text:p>100.67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89181935484" calcext:value-type="float">
            <text:p>99.228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15944" calcext:value-type="float">
            <text:p>99.42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1427096774" calcext:value-type="float">
            <text:p>99.538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09705714286" calcext:value-type="float">
            <text:p>99.6409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395483871" calcext:value-type="float">
            <text:p>99.9013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2571870968" calcext:value-type="float">
            <text:p>100.29257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86504" calcext:value-type="float">
            <text:p>100.75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7200129032" calcext:value-type="float">
            <text:p>101.33720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05392" calcext:value-type="float">
            <text:p>101.24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925935484" calcext:value-type="float">
            <text:p>104.41592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9958709677" calcext:value-type="float">
            <text:p>103.39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49912" calcext:value-type="float">
            <text:p>100.28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26771612903" calcext:value-type="float">
            <text:p>99.512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22724" calcext:value-type="float">
            <text:p>99.512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61876129032" calcext:value-type="float">
            <text:p>99.6761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94122857143" calcext:value-type="float">
            <text:p>99.9094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7421806452" calcext:value-type="float">
            <text:p>100.08742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6969548387" calcext:value-type="float">
            <text:p>102.7369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1936" calcext:value-type="float">
            <text:p>102.33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6916129" calcext:value-type="float">
            <text:p>100.85836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92232" calcext:value-type="float">
            <text:p>100.10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1970064516" calcext:value-type="float">
            <text:p>100.49197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9361290323" calcext:value-type="float">
            <text:p>100.709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68061935484" calcext:value-type="float">
            <text:p>99.856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59712" calcext:value-type="float">
            <text:p>100.50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9950709677" calcext:value-type="float">
            <text:p>101.04995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044571429" calcext:value-type="float">
            <text:p>101.37604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6689935484" calcext:value-type="float">
            <text:p>102.1466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4852903226" calcext:value-type="float">
            <text:p>102.614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74616" calcext:value-type="float">
            <text:p>102.06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1121806452" calcext:value-type="float">
            <text:p>103.02112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3328" calcext:value-type="float">
            <text:p>104.8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9217806452" calcext:value-type="float">
            <text:p>107.5992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1994064516" calcext:value-type="float">
            <text:p>107.54199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612" calcext:value-type="float">
            <text:p>106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8416387097" calcext:value-type="float">
            <text:p>104.03841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2008" calcext:value-type="float">
            <text:p>104.83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2164903226" calcext:value-type="float">
            <text:p>105.49216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1119034483" calcext:value-type="float">
            <text:p>105.701119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7612129032" calcext:value-type="float">
            <text:p>106.15761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2366857143" calcext:value-type="float">
            <text:p>106.71236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2346947368" calcext:value-type="float">
            <text:p>108.092346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7898434783" calcext:value-type="float">
            <text:p>109.047898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11488" calcext:value-type="float">
            <text:p>107.5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4389935484" calcext:value-type="float">
            <text:p>106.6043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2702967742" calcext:value-type="float">
            <text:p>105.37270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10176" calcext:value-type="float">
            <text:p>105.88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0430451613" calcext:value-type="float">
            <text:p>105.06043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65384" calcext:value-type="float">
            <text:p>105.19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6571870968" calcext:value-type="float">
            <text:p>105.62657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4881290323" calcext:value-type="float">
            <text:p>106.774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946683871" calcext:value-type="float">
            <text:p>107.37946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9532" calcext:value-type="float">
            <text:p>108.26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0837548387" calcext:value-type="float">
            <text:p>109.30083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47752" calcext:value-type="float">
            <text:p>110.49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1166451613" calcext:value-type="float">
            <text:p>111.711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386322581" calcext:value-type="float">
            <text:p>111.6513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572" calcext:value-type="float">
            <text:p>110.62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148387097" calcext:value-type="float">
            <text:p>110.276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3264" calcext:value-type="float">
            <text:p>111.7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8945548387" calcext:value-type="float">
            <text:p>111.6889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8764571429" calcext:value-type="float">
            <text:p>111.70876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329032258" calcext:value-type="float">
            <text:p>112.8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537290323" calcext:value-type="float">
            <text:p>111.64253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68688" calcext:value-type="float">
            <text:p>112.71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5848516129" calcext:value-type="float">
            <text:p>113.5058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0136" calcext:value-type="float">
            <text:p>114.8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7927225806" calcext:value-type="float">
            <text:p>115.75792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285677419" calcext:value-type="float">
            <text:p>115.84828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08024" calcext:value-type="float">
            <text:p>115.6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8911870968" calcext:value-type="float">
            <text:p>116.72891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2936" calcext:value-type="float">
            <text:p>116.59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15136" calcext:value-type="float">
            <text:p>116.9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442545455" calcext:value-type="float">
            <text:p>118.637442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085419355" calcext:value-type="float">
            <text:p>120.13308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9141333333" calcext:value-type="float">
            <text:p>119.02914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4094153846" calcext:value-type="float">
            <text:p>117.984094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241316129" calcext:value-type="float">
            <text:p>117.21241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8109517241" calcext:value-type="float">
            <text:p>117.068109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0568129032" calcext:value-type="float">
            <text:p>119.14056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1357935484" calcext:value-type="float">
            <text:p>118.92135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30344" calcext:value-type="float">
            <text:p>118.56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6182709677" calcext:value-type="float">
            <text:p>118.14618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09416" calcext:value-type="float">
            <text:p>118.4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3817290323" calcext:value-type="float">
            <text:p>118.07381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8996258065" calcext:value-type="float">
            <text:p>118.28899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468" calcext:value-type="float">
            <text:p>117.15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248283871" calcext:value-type="float">
            <text:p>117.03248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0884413793" calcext:value-type="float">
            <text:p>117.250884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1914322581" calcext:value-type="float">
            <text:p>118.16191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2325428571" calcext:value-type="float">
            <text:p>117.99232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8750857143" calcext:value-type="float">
            <text:p>120.19875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282064516" calcext:value-type="float">
            <text:p>119.75228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34656" calcext:value-type="float">
            <text:p>121.40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83656" calcext:value-type="float">
            <text:p>123.7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83496" calcext:value-type="float">
            <text:p>126.69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7862709677" calcext:value-type="float">
            <text:p>127.77786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978116129" calcext:value-type="float">
            <text:p>125.10978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2514666667" calcext:value-type="float">
            <text:p>123.58251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3811612903" calcext:value-type="float">
            <text:p>121.81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0252285714" calcext:value-type="float">
            <text:p>121.87025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7480903226" calcext:value-type="float">
            <text:p>122.11748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1838709677" calcext:value-type="float">
            <text:p>122.251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0456" calcext:value-type="float">
            <text:p>123.50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0877419355" calcext:value-type="float">
            <text:p>130.66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6908" calcext:value-type="float">
            <text:p>126.1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2224" calcext:value-type="float">
            <text:p>127.5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6589290323" calcext:value-type="float">
            <text:p>126.53658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4333333333" calcext:value-type="float">
            <text:p>126.534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1169290323" calcext:value-type="float">
            <text:p>125.08116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37288" calcext:value-type="float">
            <text:p>123.15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593032258" calcext:value-type="float">
            <text:p>123.69059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5016857143" calcext:value-type="float">
            <text:p>125.37501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3185548387" calcext:value-type="float">
            <text:p>126.56318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3313548387" calcext:value-type="float">
            <text:p>126.06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34496" calcext:value-type="float">
            <text:p>125.5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96328" calcext:value-type="float">
            <text:p>127.7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5076" calcext:value-type="float">
            <text:p>130.2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43076" calcext:value-type="float">
            <text:p>130.93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5673818182" calcext:value-type="float">
            <text:p>128.315673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826" calcext:value-type="float">
            <text:p>127.0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2376516129" calcext:value-type="float">
            <text:p>126.112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83184" calcext:value-type="float">
            <text:p>127.0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3732" calcext:value-type="float">
            <text:p>126.6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9856" calcext:value-type="float">
            <text:p>129.1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296" calcext:value-type="float">
            <text:p>122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3816" calcext:value-type="float">
            <text:p>122.7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4536" calcext:value-type="float">
            <text:p>124.6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0008" calcext:value-type="float">
            <text:p>120.4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6704" calcext:value-type="float">
            <text:p>121.4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346092391101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72" meta:object-count="0"/>
    <meta:user-defined meta:name="AppVersion">3.0</meta:user-defined>
  </office:meta>
</office:document-meta>
</file>